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a25" officeooo:paragraph-rsid="00047a25"/>
    </style:style>
    <style:style style:name="P2" style:family="paragraph" style:parent-style-name="Standard">
      <style:text-properties officeooo:rsid="00047a25" officeooo:paragraph-rsid="0006153a"/>
    </style:style>
    <style:style style:name="P3" style:family="paragraph" style:parent-style-name="Standard">
      <style:text-properties officeooo:rsid="00047a25" officeooo:paragraph-rsid="00068bec"/>
    </style:style>
    <style:style style:name="P4" style:family="paragraph" style:parent-style-name="Standard">
      <style:text-properties officeooo:rsid="00047a25" officeooo:paragraph-rsid="0007c1a4"/>
    </style:style>
    <style:style style:name="P5" style:family="paragraph" style:parent-style-name="Standard">
      <style:text-properties officeooo:rsid="00047a25" officeooo:paragraph-rsid="000a54c3"/>
    </style:style>
    <style:style style:name="P6" style:family="paragraph" style:parent-style-name="Standard">
      <style:text-properties officeooo:rsid="00068bec" officeooo:paragraph-rsid="00068bec"/>
    </style:style>
    <style:style style:name="P7" style:family="paragraph" style:parent-style-name="Standard">
      <style:text-properties officeooo:rsid="00068bec" officeooo:paragraph-rsid="0007c1a4"/>
    </style:style>
    <style:style style:name="P8" style:family="paragraph" style:parent-style-name="Standard">
      <style:text-properties officeooo:rsid="00068bec" officeooo:paragraph-rsid="0008fe9d"/>
    </style:style>
    <style:style style:name="P9" style:family="paragraph" style:parent-style-name="Standard">
      <style:text-properties officeooo:rsid="0007c1a4" officeooo:paragraph-rsid="0007c1a4"/>
    </style:style>
    <style:style style:name="P10" style:family="paragraph" style:parent-style-name="Standard">
      <style:paragraph-properties fo:text-align="center" style:justify-single-word="false"/>
      <style:text-properties officeooo:rsid="0007c1a4" officeooo:paragraph-rsid="0007c1a4"/>
    </style:style>
    <style:style style:name="T1" style:family="text">
      <style:text-properties officeooo:rsid="0006153a"/>
    </style:style>
    <style:style style:name="T2" style:family="text">
      <style:text-properties officeooo:rsid="00068bec"/>
    </style:style>
    <style:style style:name="T3" style:family="text">
      <style:text-properties officeooo:rsid="0007c1a4"/>
    </style:style>
    <style:style style:name="T4" style:family="text">
      <style:text-properties officeooo:rsid="0008fe9d"/>
    </style:style>
    <style:style style:name="T5" style:family="text">
      <style:text-properties officeooo:rsid="000a5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lavio Mosko – <text:s/>Pos Sistemas Embarcados - Dev Web 2 – Exercício aula 1</text:p>
      <text:p text:style-name="P9"/>
      <text:p text:style-name="P10">API Longinus</text:p>
      <text:p text:style-name="P10"/>
      <text:p text:style-name="P10"/>
      <text:p text:style-name="P1"/>
      <text:p text:style-name="P1">Inserir novo usuário:<text:tab/>Post /users/ <text:span text:style-name="T4">role, </text:span>nome, email, facebook, <text:span text:style-name="T5">google, </text:span>twitter, password, phone, <text:span text:style-name="T3">create_</text:span>date</text:p>
      <text:p text:style-name="P1"/>
      <text:p text:style-name="P4"><text:span text:style-name="T3">Update</text:span> usuário:<text:tab/>Post /users/ <text:span text:style-name="T4">role, </text:span>nome, email, facebook, <text:span text:style-name="T5">google, </text:span>twitter, phone, <text:span text:style-name="T3">update_</text:span>date, <text:span text:style-name="T1">role</text:span></text:p>
      <text:p text:style-name="P1"/>
      <text:p text:style-name="P1">Mudar a senha:<text:tab/>Patch/users/ password</text:p>
      <text:p text:style-name="P1"/>
      <text:p text:style-name="P7">Delet<text:span text:style-name="T3">ar</text:span> um us<text:span text:style-name="T3">uário</text:span>:<text:tab/>Patch/users/ role, delete_date </text:p>
      <text:p text:style-name="P2"/>
      <text:p text:style-name="P2"/>
      <text:p text:style-name="P2">Inserir um novo post:<text:tab/>Post/posts/ <text:span text:style-name="T1">title, description, type, status, lat, long, id_category, id_user, create_date</text:span></text:p>
      <text:p text:style-name="P2"/>
      <text:p text:style-name="P4"><text:span text:style-name="T1">Atualizar um</text:span> post:<text:tab/>Post/posts/ <text:span text:style-name="T2">title, description, status, update_date</text:span></text:p>
      <text:p text:style-name="P6"/>
      <text:p text:style-name="P7">Delet<text:span text:style-name="T3">ar</text:span> um post:<text:tab/>Patch/posts/ status, delete_date </text:p>
      <text:p text:style-name="P6"/>
      <text:p text:style-name="P6"/>
      <text:p text:style-name="P6">Inserir figura post:<text:tab/>Post/pictures/ id_post, path, <text:span text:style-name="T3">create_</text:span>date</text:p>
      <text:p text:style-name="P6"/>
      <text:p text:style-name="P7"><text:span text:style-name="T3">Atualizar</text:span> figura:<text:tab/>P<text:span text:style-name="T3">ost</text:span>/pictures/ <text:span text:style-name="T4">id_post, </text:span>path, <text:span text:style-name="T3">update_</text:span>date</text:p>
      <text:p text:style-name="P7"/>
      <text:p text:style-name="P7">Delet<text:span text:style-name="T3">ar</text:span> uma figura:<text:tab/>Patch/pictures/ delete_date</text:p>
      <text:p text:style-name="P7"/>
      <text:p text:style-name="P7"/>
      <text:p text:style-name="P6">Inserir categoria:<text:tab/>Post/categories/ name, <text:span text:style-name="T4">create_</text:span>date</text:p>
      <text:p text:style-name="P6"/>
      <text:p text:style-name="P6">Atualizar categoria:<text:tab/>Post/categories/ name, update_date</text:p>
      <text:p text:style-name="P1"/>
      <text:p text:style-name="P8"><text:span text:style-name="T4">Deletar</text:span> categoria:<text:tab/>P<text:span text:style-name="T4">atch</text:span>/categories/ <text:span text:style-name="T4">delete</text:span>_date</text:p>
      <text:p text:style-name="P2"/>
      <text:p text:style-name="P2"/>
      <text:p text:style-name="P5">Serch um post:<text:tab/>Get/posts/ <text:span text:style-name="T2">id, title, description, type, status, lat, long, category</text:span></text:p>
      <text:p text:style-name="P5"><text:tab/><text:tab/><text:tab/><text:span text:style-name="T5">Get/user/ name, email, facebook, google, twitter</text:span></text:p>
      <text:p text:style-name="P1"/>
      <text:p text:style-name="P1">Visualizar um post:<text:tab/>Get/posts/ <text:span text:style-name="T2">id, title, description, type, status, lat, long, category, create_date, <text:tab/><text:tab/><text:tab/><text:tab/>update_date</text:span></text:p>
      <text:p text:style-name="P5"><text:tab/><text:tab/><text:tab/><text:span text:style-name="T5">Get/user/ name, email, facebook, google, twitter, phone</text:span><text:tab/><text:tab/><text:tab/></text:p>
      <text:p text:style-name="P5"><text:span text:style-name="T2"><text:tab/><text:tab/><text:tab/>Get/pictures/ id_post, path, create_date, update_date</text:span></text:p>
      <text:p text:style-name="P1"/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91in" fo:margin-right="0.54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1:14:41.485288117</meta:creation-date>
    <dc:date>2016-09-03T12:25:07.518234654</dc:date>
    <meta:editing-duration>PT23M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56" meta:character-count="1302" meta:non-whitespace-character-count="1145"/>
  </office:meta>
</office:document-meta>
</file>